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edQuery.getPrefix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posedQuery.prefixToString( StringBuffer 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mposedQuery.isFieldsSubQueryAccept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sedQuery.getSubQueries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posedQuery.recompose( List quer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edQuery.getNrSubQue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posedQuery.isOperatorIn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posedQuery.getBracket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posedQuery.getBracket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posedQuery.getOperato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posedQuery.infixToString( StringBuffer 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posedQuery.makeLuceneSubQueriesField( String fn , BasicQueryFactory q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edQuery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sedQuery.getSubQuery( int q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posedQuery.ComposedQuery( List qs , boolean operatorInfix , String o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